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request for proposal RFP <text:s/></text:p>
      <text:p text:style-name="Default_20_Text">bid on <text:s/></text:p>
      <text:p text:style-name="Default_20_Text">procurement </text:p>
      <text:p text:style-name="Default_20_Text"/>
      <text:p text:style-name="Default_20_Text">turn ... around <text:s text:c="2"/></text:p>
      <text:p text:style-name="Default_20_Text">return the compliment</text:p>
      <text:p text:style-name="Default_20_Text">vigor - vigorous - vigorously</text:p>
      <text:p text:style-name="Default_20_Text"/>
      <text:p text:style-name="Default_20_Text">on sb's merits</text:p>
      <text:p text:style-name="Default_20_Text">in line with (comply with)</text:p>
      <text:p text:style-name="Default_20_Text">amenity</text:p>
      <text:p text:style-name="Default_20_Text">has zero tolerance for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meta:document-statistic meta:table-count="0" meta:image-count="0" meta:object-count="0" meta:page-count="1" meta:paragraph-count="10" meta:word-count="32" meta:character-count="187"/>
    <dc:date>2012-09-19T12:17:14.33</dc:date>
    <meta:editing-duration>PT00H00M01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